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49D000001200602C6B4.jp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style:page-number="0" style:width="6.6701in"/>
    </style:style>
    <style:style style:name="IdentificativoPreventivo.A" style:family="table-column">
      <style:table-column-properties style:column-width="1.3333in" style:rel-column-width="13103*"/>
    </style:style>
    <style:style style:name="IdentificativoPreventivo.B" style:family="table-column">
      <style:table-column-properties style:column-width="1.334in" style:rel-column-width="13109*"/>
    </style:style>
    <style:style style:name="IdentificativoPreventivo.E" style:family="table-column">
      <style:table-column-properties style:column-width="1.3347in" style:rel-column-width="13111*"/>
    </style:style>
    <style:style style:name="IdentificativoPreventivo.A1" style:family="table-cell">
      <style:table-cell-properties fo:border="none" fo:padding="0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3" style:parent-style-name="Header" style:family="paragraph">
      <style:paragraph-properties style:justify-single-word="false" fo:text-align="end"/>
    </style:style>
    <style:style style:name="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5" style:parent-style-name="Footer" style:family="paragraph">
      <style:paragraph-properties style:justify-single-word="false" fo:text-align="center"/>
    </style:style>
    <style:style style:name="P6" style:parent-style-name="Table_20_Contents" style:family="paragraph">
      <style:text-properties fo:font-weight="bold" style:font-weight-complex="bold" style:font-weight-asian="bold"/>
    </style:style>
    <style:style style:name="P7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8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9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10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11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2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4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5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6" style:parent-style-name="Table_20_Contents" style:family="paragraph">
      <style:text-properties fo:font-weight="normal" style:font-weight-complex="normal" style:font-weight-asian="normal"/>
    </style:style>
    <style:style style:name="P17" style:parent-style-name="Table_20_Contents" style:family="paragraph">
      <style:paragraph-properties style:justify-single-word="false" fo:text-align="end"/>
    </style:style>
    <style:style style:name="P18" style:parent-style-name="Table_20_Contents" style:family="paragraph">
      <style:paragraph-properties style:justify-single-word="false" fo:text-align="center"/>
    </style:style>
    <style:style style:name="P19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T1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style-name="IdentificativoPreventivo.B"/>
        <table:table-column table:style-name="IdentificativoPreventivo.A"/>
        <table:table-column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29/01/2010
</text:p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Preventivo
</text:p>
          </table:table-cell>
          <table:table-cell office:value-type="string" table:style-name="IdentificativoPreventivo.A1">
            <text:p text:style-name="Table_20_Contents">
<text:span text:style-name="Strong Emphasis">n.007/2010</text:span>
</text:p>
          </table:table-cell>
          <table:table-cell office:value-type="string" table:number-columns-spanned="3" table:style-name="IdentificativoPreventivo.A1">
            <text:p text:style-name="Table_20_Contents">
<text:span text:style-name="Strong Emphasis">BRANDED APPAREL ITALIA SRL</text:span>
</text:p>
          </table:table-cell>
          <table:covered-table-cell/>
          <table:covered-table-cell/>
        </table:table-row>
        <table:table-row>
          <table:table-cell office:value-type="string" table:style-name="IdentificativoPreventivo.A1">
            <text:p text:style-name="Table_20_Contents">
Job:
</text:p>
          </table:table-cell>
          <table:table-cell office:value-type="string" table:style-name="IdentificativoPreventivo.A1">
            <text:p text:style-name="Table_20_Contents">
<text:span text:style-name="Strong Emphasis">n.003/2010</text:span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Table_20_Contents">
Da:
</text:p>
          </table:table-cell>
          <table:table-cell office:value-type="string" table:style-name="IdentificativoPreventivo.A1">
            <text:p text:style-name="Table_20_Contents">
Roberto Masi
</text:p>
          </table:table-cell>
          <table:table-cell office:value-type="string" table:style-name="IdentificativoPreventivo.A1">
            <text:p text:style-name="Table_20_Contents">
c.a.
</text:p>
          </table:table-cell>
          <table:table-cell office:value-type="string" table:number-columns-spanned="2" table:style-name="IdentificativoPreventivo.A1">
            <text:p text:style-name="Table_20_Contents">
<text:span text:style-name="Strong Emphasis">pp</text:span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>
          <table:table-cell office:value-type="string" table:style-name="IdentificativoPreventivo.A1">
            <text:p text:style-name="P16">
Oggetto:
</text:p>
          </table:table-cell>
          <table:table-cell office:value-type="string" table:number-columns-spanned="4" table:style-name="IdentificativoPreventivo.A1">
            <text:p text:style-name="P6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8">
Q.TA'
</text:p>
          </table:table-cell>
          <table:covered-table-cell/>
          <table:table-cell office:value-type="string" table:number-columns-spanned="3" table:style-name="Table2.A1">
            <text:p text:style-name="P8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7">
Cad.
</text:p>
          </table:table-cell>
          <table:covered-table-cell/>
          <table:table-cell office:value-type="string" table:style-name="Table2.A1">
            <text:p text:style-name="P7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ALLESTIMENTO PUNTO VENDITA INFIORE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ealizzazione dell’esecutivo di stampa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70
</text:p>
          </table:table-cell>
          <table:covered-table-cell/>
          <table:table-cell office:value-type="string" table:number-columns-spanned="2" table:style-name="Table2.A1">
            <text:p text:style-name="P17">
€7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tampa diretta in quadricromia UV 360 dpi su piuma spessore 20 mm F.to cm 150x75 con fori; n.02 stop a muro per fissaggio.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00
</text:p>
          </table:table-cell>
          <table:covered-table-cell/>
          <table:table-cell office:value-type="string" table:number-columns-spanned="2" table:style-name="Table2.A1">
            <text:p text:style-name="P17">
€10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Consegna materiali presso unica destinazione con corriere espresso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50
</text:p>
          </table:table-cell>
          <table:covered-table-cell/>
          <table:table-cell office:value-type="string" table:number-columns-spanned="2" table:style-name="Table2.A1">
            <text:p text:style-name="P17">
€5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MATERIALI PLAYTEX PER L’INGROSSO.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Rimborso Agenzia per coordinamento produzione e
Supervisione qualità
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120
</text:p>
          </table:table-cell>
          <table:covered-table-cell/>
          <table:table-cell office:value-type="string" table:number-columns-spanned="2" table:style-name="Table2.A1">
            <text:p text:style-name="P17">
€12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Spese di trasporti e consegna materiali su Pomezia         
</text:p>
          </table:table-cell>
          <table:covered-table-cell/>
          <table:covered-table-cell/>
          <table:table-cell office:value-type="string" table:style-name="Table2.A1">
            <text:p text:style-name="P18">
1.00
</text:p>
          </table:table-cell>
          <table:table-cell office:value-type="string" table:number-columns-spanned="2" table:style-name="Table2.A1">
            <text:p text:style-name="P17">
€0
</text:p>
          </table:table-cell>
          <table:covered-table-cell/>
          <table:table-cell office:value-type="string" table:number-columns-spanned="2" table:style-name="Table2.A1">
            <text:p text:style-name="P17">
€0,00
</text:p>
          </table:table-cell>
          <table:covered-table-cell/>
        </table:table-row>
        <table:table-row>
          <table:table-cell office:value-type="string" table:number-columns-spanned="3" table:style-name="Table2.A1">
            <text:p text:style-name="Table_20_Contents">
-
N° 30 pannelli in piuma spessore 2 cm f.to cm 150 x 75 con fori

Caratteristiche
Pannello bifacciale con stampa diretta 
Bordatura perimetrale colore bianco
Kit accessori di montaggio
Imballaggio con angoli di protezione incluso
Costo cad. € 122,00/cad.

</text:p>
          </table:table-cell>
          <table:covered-table-cell/>
          <table:covered-table-cell/>
          <table:table-cell office:value-type="string" table:style-name="Table2.A1">
            <text:p text:style-name="P18">
30.00
</text:p>
          </table:table-cell>
          <table:table-cell office:value-type="string" table:number-columns-spanned="2" table:style-name="Table2.A1">
            <text:p text:style-name="P17">
€122
</text:p>
          </table:table-cell>
          <table:covered-table-cell/>
          <table:table-cell office:value-type="string" table:number-columns-spanned="2" table:style-name="Table2.A1">
            <text:p text:style-name="P17">
€3.66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Sconto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>
€-2.000,00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7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6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7">
<text:span text:style-name="Strong Emphasis">€2.000,00</text:span>
</text:p>
          </table:table-cell>
        </table:table-row>
        <table:table-row>
          <table:table-cell office:value-type="string" table:number-columns-spanned="4" table:style-name="Table1.E1">
            <text:p text:style-name="P14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6"/>
          </table:table-cell>
        </table:table-row>
        <table:table-row table:style-name="Table1.3"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style-name="Table1.E1">
            <text:p text:style-name="P10">
Consegna PdV:
</text:p>
          </table:table-cell>
          <table:table-cell office:value-type="string" table:number-columns-spanned="4" table:style-name="Table1.E1">
            <text:p text:style-name="P11">
2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Pagamento:
</text:p>
          </table:table-cell>
          <table:table-cell office:value-type="string" table:number-columns-spanned="4" table:style-name="Table1.E1">
            <text:p text:style-name="P11">
SOLITI ACCORDI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0">
Fatturazione:
</text:p>
          </table:table-cell>
          <table:table-cell office:value-type="string" table:number-columns-spanned="4" table:style-name="Table1.E1">
            <text:p text:style-name="P11">
1000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11"/>
          </table:table-cell>
          <table:table-cell office:value-type="string" table:number-columns-spanned="2" table:style-name="Table1.E1">
            <text:p text:style-name="P9"/>
          </table:table-cell>
          <table:covered-table-cell/>
          <table:table-cell office:value-type="string" table:style-name="Table1.E1">
            <text:p text:style-name="P9"/>
          </table:table-cell>
          <table:table-cell office:value-type="string" table:style-name="Table1.E1">
            <text:p text:style-name="P6"/>
          </table:table-cell>
        </table:table-row>
        <table:table-row>
          <table:table-cell office:value-type="string" table:number-columns-spanned="5" table:style-name="Table1.E1">
            <text:p text:style-name="P12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2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5">
Timbro e firma
</text:p>
          </table:table-cell>
          <table:covered-table-cell/>
          <table:table-cell office:value-type="string" table:number-columns-spanned="3" table:style-name="Table1.E1">
            <text:p text:style-name="P12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5"/>
            <text:p text:style-name="P15">
_______________________
</text:p>
          </table:table-cell>
          <table:covered-table-cell/>
          <table:table-cell office:value-type="string" table:number-columns-spanned="3" table:style-name="Table1.E1">
            <text:p text:style-name="P13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3" svg:x="-0.2591in" svg:y="-0.198in" svg:height="3.9862in" draw:z-index="3" draw:style-name="Mfr1" svg:width="0.1665in">
<draw:image xlink:href="Pictures/100000000000000C0000011F81378DB1.jpg" xlink:type="simple" xlink:show="embed" xlink:actuate="onLoad"/>
</draw:frame>
<draw:frame text:anchor-type="paragraph" draw:name="graphics2" svg:x="0.0752in" svg:y="0.05in" svg:height="0.9598in" draw:z-index="5" draw:style-name="Mfr1" svg:width="3.9366in">
<draw:image xlink:href="Pictures/100000000000049D000001200602C6B4.jpg" xlink:type="simple" xlink:show="embed" xlink:actuate="onLoad"/>
</draw:frame>
<text:span text:style-name="Strong Emphasis">Cube S.r.l.</text:span>
</text:p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1-29T12:47:00</dc:date>
    <meta:editing-cycles>194</meta:editing-cycles>
    <meta:editing-duration>PT09H06M3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